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cpufreq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H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N.O.T</text:p>
          </table:table-cell>
          <table:table-cell office:value-type="string" calcext:value-type="string">
            <text:p>T.std 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/64</text:p>
          </table:table-cell>
          <table:table-cell office:value-type="string" calcext:value-type="string">
            <text:p>M.RT(s)</text:p>
          </table:table-cell>
          <table:table-cell office:value-type="string" calcext:value-type="string">
            <text:p>Std (%)</text:p>
          </table:table-cell>
          <table:table-cell office:value-type="string" calcext:value-type="string">
            <text:p>GFLOP/s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973" calcext:value-type="float">
            <text:p>52973</text:p>
          </table:table-cell>
          <table:table-cell office:value-type="float" office:value="5443" calcext:value-type="float">
            <text:p>5443</text:p>
          </table:table-cell>
          <table:table-cell office:value-type="float" office:value="2376" calcext:value-type="float">
            <text:p>2376</text:p>
          </table:table-cell>
          <table:table-cell office:value-type="float" office:value="222" calcext:value-type="float">
            <text:p>222</text:p>
          </table:table-cell>
          <table:table-cell table:formula="of:=[.B4]/[.$B$1]*0.00001" office:value-type="float" office:value="0.000203742307692308" calcext:value-type="float">
            <text:p>0.000203742307692308</text:p>
          </table:table-cell>
          <table:table-cell table:formula="of:=100*[.C4]/[.B4]" office:value-type="float" office:value="10.2750457780379" calcext:value-type="float">
            <text:p>10.2750457780379</text:p>
          </table:table-cell>
          <table:table-cell table:formula="of:=[.D4]/[.F4]*10^-9" office:value-type="float" office:value="0.0116617899684745" calcext:value-type="float">
            <text:p>0.0116617899684745</text:p>
          </table:table-cell>
          <table:table-cell table:formula="of:=64*[.E4]" office:value-type="float" office:value="14208" calcext:value-type="float">
            <text:p>142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5343" calcext:value-type="float">
            <text:p>325343</text:p>
          </table:table-cell>
          <table:table-cell office:value-type="float" office:value="45710" calcext:value-type="float">
            <text:p>45710</text:p>
          </table:table-cell>
          <table:table-cell office:value-type="float" office:value="17451" calcext:value-type="float">
            <text:p>17451</text:p>
          </table:table-cell>
          <table:table-cell office:value-type="float" office:value="842" calcext:value-type="float">
            <text:p>842</text:p>
          </table:table-cell>
          <table:table-cell table:formula="of:=[.B5]/[.$B$1]*0.00001" office:value-type="float" office:value="0.00125131923076923" calcext:value-type="float">
            <text:p>0.00125131923076923</text:p>
          </table:table-cell>
          <table:table-cell table:formula="of:=100*[.C5]/[.B5]" office:value-type="float" office:value="14.0497874550859" calcext:value-type="float">
            <text:p>14.0497874550859</text:p>
          </table:table-cell>
          <table:table-cell table:formula="of:=[.D5]/[.F5]*10^-9" office:value-type="float" office:value="0.0139460815201188" calcext:value-type="float">
            <text:p>0.0139460815201188</text:p>
          </table:table-cell>
          <table:table-cell table:formula="of:=64*[.E5]" office:value-type="float" office:value="53888" calcext:value-type="float">
            <text:p>53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4212" calcext:value-type="float">
            <text:p>214212</text:p>
          </table:table-cell>
          <table:table-cell office:value-type="float" office:value="60570" calcext:value-type="float">
            <text:p>60570</text:p>
          </table:table-cell>
          <table:table-cell office:value-type="float" office:value="57226" calcext:value-type="float">
            <text:p>57226</text:p>
          </table:table-cell>
          <table:table-cell office:value-type="float" office:value="1862" calcext:value-type="float">
            <text:p>1862</text:p>
          </table:table-cell>
          <table:table-cell table:formula="of:=[.B6]/[.$B$1]*0.00001" office:value-type="float" office:value="0.000823892307692308" calcext:value-type="float">
            <text:p>0.000823892307692308</text:p>
          </table:table-cell>
          <table:table-cell table:formula="of:=100*[.C6]/[.B6]" office:value-type="float" office:value="28.2757268500364" calcext:value-type="float">
            <text:p>28.2757268500364</text:p>
          </table:table-cell>
          <table:table-cell table:formula="of:=[.D6]/[.F6]*10^-9" office:value-type="float" office:value="0.0694581069221145" calcext:value-type="float">
            <text:p>0.0694581069221145</text:p>
          </table:table-cell>
          <table:table-cell table:formula="of:=64*[.E6]" office:value-type="float" office:value="119168" calcext:value-type="float">
            <text:p>1191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9228" calcext:value-type="float">
            <text:p>489228</text:p>
          </table:table-cell>
          <table:table-cell office:value-type="float" office:value="103704" calcext:value-type="float">
            <text:p>103704</text:p>
          </table:table-cell>
          <table:table-cell office:value-type="float" office:value="133701" calcext:value-type="float">
            <text:p>133701</text:p>
          </table:table-cell>
          <table:table-cell office:value-type="float" office:value="3282" calcext:value-type="float">
            <text:p>3282</text:p>
          </table:table-cell>
          <table:table-cell table:formula="of:=[.B7]/[.$B$1]*0.00001" office:value-type="float" office:value="0.00188164615384615" calcext:value-type="float">
            <text:p>0.00188164615384615</text:p>
          </table:table-cell>
          <table:table-cell table:formula="of:=100*[.C7]/[.B7]" office:value-type="float" office:value="21.1974784762933" calcext:value-type="float">
            <text:p>21.1974784762933</text:p>
          </table:table-cell>
          <table:table-cell table:formula="of:=[.D7]/[.F7]*10^-9" office:value-type="float" office:value="0.0710553361622802" calcext:value-type="float">
            <text:p>0.0710553361622802</text:p>
          </table:table-cell>
          <table:table-cell table:formula="of:=64*[.E7]" office:value-type="float" office:value="210048" calcext:value-type="float">
            <text:p>210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4663" calcext:value-type="float">
            <text:p>844663</text:p>
          </table:table-cell>
          <table:table-cell office:value-type="float" office:value="34982" calcext:value-type="float">
            <text:p>34982</text:p>
          </table:table-cell>
          <table:table-cell office:value-type="float" office:value="258876" calcext:value-type="float">
            <text:p>258876</text:p>
          </table:table-cell>
          <table:table-cell office:value-type="float" office:value="5102" calcext:value-type="float">
            <text:p>5102</text:p>
          </table:table-cell>
          <table:table-cell table:formula="of:=[.B8]/[.$B$1]*0.00001" office:value-type="float" office:value="0.00324870384615385" calcext:value-type="float">
            <text:p>0.00324870384615385</text:p>
          </table:table-cell>
          <table:table-cell table:formula="of:=100*[.C8]/[.B8]" office:value-type="float" office:value="4.14153336892938" calcext:value-type="float">
            <text:p>4.14153336892938</text:p>
          </table:table-cell>
          <table:table-cell table:formula="of:=[.D8]/[.F8]*10^-9" office:value-type="float" office:value="0.0796859339168402" calcext:value-type="float">
            <text:p>0.0796859339168402</text:p>
          </table:table-cell>
          <table:table-cell table:formula="of:=64*[.E8]" office:value-type="float" office:value="326528" calcext:value-type="float">
            <text:p>3265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1105" calcext:value-type="float">
            <text:p>1441105</text:p>
          </table:table-cell>
          <table:table-cell office:value-type="float" office:value="50045" calcext:value-type="float">
            <text:p>50045</text:p>
          </table:table-cell>
          <table:table-cell office:value-type="float" office:value="444751" calcext:value-type="float">
            <text:p>444751</text:p>
          </table:table-cell>
          <table:table-cell office:value-type="float" office:value="7322" calcext:value-type="float">
            <text:p>7322</text:p>
          </table:table-cell>
          <table:table-cell table:formula="of:=[.B9]/[.$B$1]*0.00001" office:value-type="float" office:value="0.00554271153846154" calcext:value-type="float">
            <text:p>0.00554271153846154</text:p>
          </table:table-cell>
          <table:table-cell table:formula="of:=100*[.C9]/[.B9]" office:value-type="float" office:value="3.47268242078128" calcext:value-type="float">
            <text:p>3.47268242078128</text:p>
          </table:table-cell>
          <table:table-cell table:formula="of:=[.D9]/[.F9]*10^-9" office:value-type="float" office:value="0.0802406903036212" calcext:value-type="float">
            <text:p>0.0802406903036212</text:p>
          </table:table-cell>
          <table:table-cell table:formula="of:=64*[.E9]" office:value-type="float" office:value="468608" calcext:value-type="float">
            <text:p>4686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64550" calcext:value-type="float">
            <text:p>2264550</text:p>
          </table:table-cell>
          <table:table-cell office:value-type="float" office:value="72421" calcext:value-type="float">
            <text:p>72421</text:p>
          </table:table-cell>
          <table:table-cell office:value-type="float" office:value="703326" calcext:value-type="float">
            <text:p>703326</text:p>
          </table:table-cell>
          <table:table-cell office:value-type="float" office:value="9942" calcext:value-type="float">
            <text:p>9942</text:p>
          </table:table-cell>
          <table:table-cell table:formula="of:=[.B10]/[.$B$1]*0.00001" office:value-type="float" office:value="0.00870980769230769" calcext:value-type="float">
            <text:p>0.00870980769230769</text:p>
          </table:table-cell>
          <table:table-cell table:formula="of:=100*[.C10]/[.B10]" office:value-type="float" office:value="3.19803051378861" calcext:value-type="float">
            <text:p>3.19803051378861</text:p>
          </table:table-cell>
          <table:table-cell table:formula="of:=[.D10]/[.F10]*10^-9" office:value-type="float" office:value="0.080751036629794" calcext:value-type="float">
            <text:p>0.080751036629794</text:p>
          </table:table-cell>
          <table:table-cell table:formula="of:=64*[.E10]" office:value-type="float" office:value="636288" calcext:value-type="float">
            <text:p>6362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29373" calcext:value-type="float">
            <text:p>3329373</text:p>
          </table:table-cell>
          <table:table-cell office:value-type="float" office:value="87687" calcext:value-type="float">
            <text:p>87687</text:p>
          </table:table-cell>
          <table:table-cell office:value-type="float" office:value="1046601" calcext:value-type="float">
            <text:p>1046601</text:p>
          </table:table-cell>
          <table:table-cell office:value-type="float" office:value="12962" calcext:value-type="float">
            <text:p>12962</text:p>
          </table:table-cell>
          <table:table-cell table:formula="of:=[.B11]/[.$B$1]*0.00001" office:value-type="float" office:value="0.0128052807692308" calcext:value-type="float">
            <text:p>0.0128052807692308</text:p>
          </table:table-cell>
          <table:table-cell table:formula="of:=100*[.C11]/[.B11]" office:value-type="float" office:value="2.63373914547874" calcext:value-type="float">
            <text:p>2.63373914547874</text:p>
          </table:table-cell>
          <table:table-cell table:formula="of:=[.D11]/[.F11]*10^-9" office:value-type="float" office:value="0.0817319837699171" calcext:value-type="float">
            <text:p>0.0817319837699171</text:p>
          </table:table-cell>
          <table:table-cell table:formula="of:=64*[.E11]" office:value-type="float" office:value="829568" calcext:value-type="float">
            <text:p>8295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34692" calcext:value-type="float">
            <text:p>4634692</text:p>
          </table:table-cell>
          <table:table-cell office:value-type="float" office:value="100298" calcext:value-type="float">
            <text:p>100298</text:p>
          </table:table-cell>
          <table:table-cell office:value-type="float" office:value="1486576" calcext:value-type="float">
            <text:p>1486576</text:p>
          </table:table-cell>
          <table:table-cell office:value-type="float" office:value="16382" calcext:value-type="float">
            <text:p>16382</text:p>
          </table:table-cell>
          <table:table-cell table:formula="of:=[.B12]/[.$B$1]*0.00001" office:value-type="float" office:value="0.0178257384615385" calcext:value-type="float">
            <text:p>0.0178257384615385</text:p>
          </table:table-cell>
          <table:table-cell table:formula="of:=100*[.C12]/[.B12]" office:value-type="float" office:value="2.16407044955738" calcext:value-type="float">
            <text:p>2.16407044955738</text:p>
          </table:table-cell>
          <table:table-cell table:formula="of:=[.D12]/[.F12]*10^-9" office:value-type="float" office:value="0.0833949181520584" calcext:value-type="float">
            <text:p>0.0833949181520584</text:p>
          </table:table-cell>
          <table:table-cell table:formula="of:=64*[.E12]" office:value-type="float" office:value="1048448" calcext:value-type="float">
            <text:p>10484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60337" calcext:value-type="float">
            <text:p>6360337</text:p>
          </table:table-cell>
          <table:table-cell office:value-type="float" office:value="77095" calcext:value-type="float">
            <text:p>77095</text:p>
          </table:table-cell>
          <table:table-cell office:value-type="float" office:value="2035251" calcext:value-type="float">
            <text:p>2035251</text:p>
          </table:table-cell>
          <table:table-cell office:value-type="float" office:value="20202" calcext:value-type="float">
            <text:p>20202</text:p>
          </table:table-cell>
          <table:table-cell table:formula="of:=[.B13]/[.$B$1]*0.00001" office:value-type="float" office:value="0.0244628346153846" calcext:value-type="float">
            <text:p>0.0244628346153846</text:p>
          </table:table-cell>
          <table:table-cell table:formula="of:=100*[.C13]/[.B13]" office:value-type="float" office:value="1.21212130740871" calcext:value-type="float">
            <text:p>1.21212130740871</text:p>
          </table:table-cell>
          <table:table-cell table:formula="of:=[.D13]/[.F13]*10^-9" office:value-type="float" office:value="0.0831976764753189" calcext:value-type="float">
            <text:p>0.0831976764753189</text:p>
          </table:table-cell>
          <table:table-cell table:formula="of:=64*[.E13]" office:value-type="float" office:value="1292928" calcext:value-type="float">
            <text:p>129292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gs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N.O.T</text:p>
          </table:table-cell>
          <table:table-cell office:value-type="string" calcext:value-type="string">
            <text:p>T.std 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M.RT(s)</text:p>
          </table:table-cell>
          <table:table-cell office:value-type="string" calcext:value-type="string">
            <text:p>Std (%)</text:p>
          </table:table-cell>
          <table:table-cell office:value-type="string" calcext:value-type="string">
            <text:p>GFLOP/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4189" calcext:value-type="float">
            <text:p>254189</text:p>
          </table:table-cell>
          <table:table-cell office:value-type="float" office:value="33178" calcext:value-type="float">
            <text:p>33178</text:p>
          </table:table-cell>
          <table:table-cell office:value-type="float" office:value="4420" calcext:value-type="float">
            <text:p>4420</text:p>
          </table:table-cell>
          <table:table-cell office:value-type="float" office:value="19220" calcext:value-type="float">
            <text:p>19220</text:p>
          </table:table-cell>
          <table:table-cell table:formula="of:=[.B17]/[.$B$1]*0.00001" office:value-type="float" office:value="0.00097765" calcext:value-type="float">
            <text:p>0.00097765</text:p>
          </table:table-cell>
          <table:table-cell table:formula="of:=100*[.C17]/[.B17]" office:value-type="float" office:value="13.0524924367302" calcext:value-type="float">
            <text:p>13.0524924367302</text:p>
          </table:table-cell>
          <table:table-cell table:formula="of:=[.D17]/[.F17]*10^-9" office:value-type="float" office:value="0.00452104536388278" calcext:value-type="float">
            <text:p>0.004521045363882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0789" calcext:value-type="float">
            <text:p>630789</text:p>
          </table:table-cell>
          <table:table-cell office:value-type="float" office:value="401932" calcext:value-type="float">
            <text:p>401932</text:p>
          </table:table-cell>
          <table:table-cell office:value-type="float" office:value="33640" calcext:value-type="float">
            <text:p>33640</text:p>
          </table:table-cell>
          <table:table-cell office:value-type="float" office:value="76840" calcext:value-type="float">
            <text:p>76840</text:p>
          </table:table-cell>
          <table:table-cell table:formula="of:=[.B18]/[.$B$1]*0.00001" office:value-type="float" office:value="0.00242611153846154" calcext:value-type="float">
            <text:p>0.00242611153846154</text:p>
          </table:table-cell>
          <table:table-cell table:formula="of:=100*[.C18]/[.B18]" office:value-type="float" office:value="63.7189297847616" calcext:value-type="float">
            <text:p>63.7189297847616</text:p>
          </table:table-cell>
          <table:table-cell table:formula="of:=[.D18]/[.F18]*10^-9" office:value-type="float" office:value="0.0138658093276833" calcext:value-type="float">
            <text:p>0.013865809327683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2149" calcext:value-type="float">
            <text:p>642149</text:p>
          </table:table-cell>
          <table:table-cell office:value-type="float" office:value="20692" calcext:value-type="float">
            <text:p>20692</text:p>
          </table:table-cell>
          <table:table-cell office:value-type="float" office:value="111660" calcext:value-type="float">
            <text:p>111660</text:p>
          </table:table-cell>
          <table:table-cell office:value-type="float" office:value="172860" calcext:value-type="float">
            <text:p>172860</text:p>
          </table:table-cell>
          <table:table-cell table:formula="of:=[.B19]/[.$B$1]*0.00001" office:value-type="float" office:value="0.00246980384615385" calcext:value-type="float">
            <text:p>0.00246980384615385</text:p>
          </table:table-cell>
          <table:table-cell table:formula="of:=100*[.C19]/[.B19]" office:value-type="float" office:value="3.22230510364417" calcext:value-type="float">
            <text:p>3.22230510364417</text:p>
          </table:table-cell>
          <table:table-cell table:formula="of:=[.D19]/[.F19]*10^-9" office:value-type="float" office:value="0.0452100680683144" calcext:value-type="float">
            <text:p>0.045210068068314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3989" calcext:value-type="float">
            <text:p>1463989</text:p>
          </table:table-cell>
          <table:table-cell office:value-type="float" office:value="50634" calcext:value-type="float">
            <text:p>50634</text:p>
          </table:table-cell>
          <table:table-cell office:value-type="float" office:value="262480" calcext:value-type="float">
            <text:p>262480</text:p>
          </table:table-cell>
          <table:table-cell office:value-type="float" office:value="307280" calcext:value-type="float">
            <text:p>307280</text:p>
          </table:table-cell>
          <table:table-cell table:formula="of:=[.B20]/[.$B$1]*0.00001" office:value-type="float" office:value="0.00563072692307692" calcext:value-type="float">
            <text:p>0.00563072692307692</text:p>
          </table:table-cell>
          <table:table-cell table:formula="of:=100*[.C20]/[.B20]" office:value-type="float" office:value="3.45863254437021" calcext:value-type="float">
            <text:p>3.45863254437021</text:p>
          </table:table-cell>
          <table:table-cell table:formula="of:=[.D20]/[.F20]*10^-9" office:value-type="float" office:value="0.0466156508006549" calcext:value-type="float">
            <text:p>0.04661565080065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25265" calcext:value-type="float">
            <text:p>2625265</text:p>
          </table:table-cell>
          <table:table-cell office:value-type="float" office:value="11192" calcext:value-type="float">
            <text:p>11192</text:p>
          </table:table-cell>
          <table:table-cell office:value-type="float" office:value="510100" calcext:value-type="float">
            <text:p>510100</text:p>
          </table:table-cell>
          <table:table-cell office:value-type="float" office:value="480100" calcext:value-type="float">
            <text:p>480100</text:p>
          </table:table-cell>
          <table:table-cell table:formula="of:=[.B21]/[.$B$1]*0.00001" office:value-type="float" office:value="0.0100971730769231" calcext:value-type="float">
            <text:p>0.0100971730769231</text:p>
          </table:table-cell>
          <table:table-cell table:formula="of:=100*[.C21]/[.B21]" office:value-type="float" office:value="0.426318866857251" calcext:value-type="float">
            <text:p>0.426318866857251</text:p>
          </table:table-cell>
          <table:table-cell table:formula="of:=[.D21]/[.F21]*10^-9" office:value-type="float" office:value="0.0505190904537256" calcext:value-type="float">
            <text:p>0.050519090453725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50124" calcext:value-type="float">
            <text:p>4050124</text:p>
          </table:table-cell>
          <table:table-cell office:value-type="float" office:value="247839" calcext:value-type="float">
            <text:p>247839</text:p>
          </table:table-cell>
          <table:table-cell office:value-type="float" office:value="878520" calcext:value-type="float">
            <text:p>878520</text:p>
          </table:table-cell>
          <table:table-cell office:value-type="float" office:value="691320" calcext:value-type="float">
            <text:p>691320</text:p>
          </table:table-cell>
          <table:table-cell table:formula="of:=[.B22]/[.$B$1]*0.00001" office:value-type="float" office:value="0.0155774" calcext:value-type="float">
            <text:p>0.0155774</text:p>
          </table:table-cell>
          <table:table-cell table:formula="of:=100*[.C22]/[.B22]" office:value-type="float" office:value="6.11929412531567" calcext:value-type="float">
            <text:p>6.11929412531567</text:p>
          </table:table-cell>
          <table:table-cell table:formula="of:=[.D22]/[.F22]*10^-9" office:value-type="float" office:value="0.0563970880891548" calcext:value-type="float">
            <text:p>0.056397088089154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98285" calcext:value-type="float">
            <text:p>5798285</text:p>
          </table:table-cell>
          <table:table-cell office:value-type="float" office:value="398909" calcext:value-type="float">
            <text:p>398909</text:p>
          </table:table-cell>
          <table:table-cell office:value-type="float" office:value="1391740" calcext:value-type="float">
            <text:p>1391740</text:p>
          </table:table-cell>
          <table:table-cell office:value-type="float" office:value="940940" calcext:value-type="float">
            <text:p>940940</text:p>
          </table:table-cell>
          <table:table-cell table:formula="of:=[.B23]/[.$B$1]*0.00001" office:value-type="float" office:value="0.0223010961538462" calcext:value-type="float">
            <text:p>0.0223010961538462</text:p>
          </table:table-cell>
          <table:table-cell table:formula="of:=100*[.C23]/[.B23]" office:value-type="float" office:value="6.87977565780226" calcext:value-type="float">
            <text:p>6.87977565780226</text:p>
          </table:table-cell>
          <table:table-cell table:formula="of:=[.D23]/[.F23]*10^-9" office:value-type="float" office:value="0.0624067978721294" calcext:value-type="float">
            <text:p>0.062406797872129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35265" calcext:value-type="float">
            <text:p>8535265</text:p>
          </table:table-cell>
          <table:table-cell office:value-type="float" office:value="176127" calcext:value-type="float">
            <text:p>176127</text:p>
          </table:table-cell>
          <table:table-cell office:value-type="float" office:value="2073760" calcext:value-type="float">
            <text:p>2073760</text:p>
          </table:table-cell>
          <table:table-cell office:value-type="float" office:value="1228960" calcext:value-type="float">
            <text:p>1228960</text:p>
          </table:table-cell>
          <table:table-cell table:formula="of:=[.B24]/[.$B$1]*0.00001" office:value-type="float" office:value="0.0328279423076923" calcext:value-type="float">
            <text:p>0.0328279423076923</text:p>
          </table:table-cell>
          <table:table-cell table:formula="of:=100*[.C24]/[.B24]" office:value-type="float" office:value="2.06352116776691" calcext:value-type="float">
            <text:p>2.06352116776691</text:p>
          </table:table-cell>
          <table:table-cell table:formula="of:=[.D24]/[.F24]*10^-9" office:value-type="float" office:value="0.0631705752545469" calcext:value-type="float">
            <text:p>0.063170575254546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632541" calcext:value-type="float">
            <text:p>11632541</text:p>
          </table:table-cell>
          <table:table-cell office:value-type="float" office:value="82662" calcext:value-type="float">
            <text:p>82662</text:p>
          </table:table-cell>
          <table:table-cell office:value-type="float" office:value="2948580" calcext:value-type="float">
            <text:p>2948580</text:p>
          </table:table-cell>
          <table:table-cell office:value-type="float" office:value="1555380" calcext:value-type="float">
            <text:p>1555380</text:p>
          </table:table-cell>
          <table:table-cell table:formula="of:=[.B25]/[.$B$1]*0.00001" office:value-type="float" office:value="0.0447405423076923" calcext:value-type="float">
            <text:p>0.0447405423076923</text:p>
          </table:table-cell>
          <table:table-cell table:formula="of:=100*[.C25]/[.B25]" office:value-type="float" office:value="0.71061000343777" calcext:value-type="float">
            <text:p>0.71061000343777</text:p>
          </table:table-cell>
          <table:table-cell table:formula="of:=[.D25]/[.F25]*10^-9" office:value-type="float" office:value="0.0659039843487334" calcext:value-type="float">
            <text:p>0.065903984348733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527600" calcext:value-type="float">
            <text:p>16527600</text:p>
          </table:table-cell>
          <table:table-cell office:value-type="float" office:value="1186539" calcext:value-type="float">
            <text:p>1186539</text:p>
          </table:table-cell>
          <table:table-cell office:value-type="float" office:value="4040200" calcext:value-type="float">
            <text:p>4040200</text:p>
          </table:table-cell>
          <table:table-cell office:value-type="float" office:value="1920200" calcext:value-type="float">
            <text:p>1920200</text:p>
          </table:table-cell>
          <table:table-cell table:formula="of:=[.B26]/[.$B$1]*0.00001" office:value-type="float" office:value="0.0635676923076923" calcext:value-type="float">
            <text:p>0.0635676923076923</text:p>
          </table:table-cell>
          <table:table-cell table:formula="of:=100*[.C26]/[.B26]" office:value-type="float" office:value="7.17913671676469" calcext:value-type="float">
            <text:p>7.17913671676469</text:p>
          </table:table-cell>
          <table:table-cell table:formula="of:=[.D26]/[.F26]*10^-9" office:value-type="float" office:value="0.0635574433069532" calcext:value-type="float">
            <text:p>0.063557443306953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gs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N.O.T</text:p>
          </table:table-cell>
          <table:table-cell office:value-type="string" calcext:value-type="string">
            <text:p>T.std 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M.RT(s)</text:p>
          </table:table-cell>
          <table:table-cell office:value-type="string" calcext:value-type="string">
            <text:p>Std (%)</text:p>
          </table:table-cell>
          <table:table-cell office:value-type="string" calcext:value-type="string">
            <text:p>GFLOP/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252" calcext:value-type="float">
            <text:p>249252</text:p>
          </table:table-cell>
          <table:table-cell office:value-type="float" office:value="27970" calcext:value-type="float">
            <text:p>27970</text:p>
          </table:table-cell>
          <table:table-cell office:value-type="float" office:value="4420" calcext:value-type="float">
            <text:p>4420</text:p>
          </table:table-cell>
          <table:table-cell office:value-type="float" office:value="19220" calcext:value-type="float">
            <text:p>19220</text:p>
          </table:table-cell>
          <table:table-cell table:formula="of:=[.B30]/[.$B$1]*0.00001" office:value-type="float" office:value="0.000958661538461539" calcext:value-type="float">
            <text:p>0.000958661538461539</text:p>
          </table:table-cell>
          <table:table-cell table:formula="of:=100*[.C30]/[.B30]" office:value-type="float" office:value="11.2215749522572" calcext:value-type="float">
            <text:p>11.2215749522572</text:p>
          </table:table-cell>
          <table:table-cell table:formula="of:=[.D30]/[.F30]*10^-9" office:value-type="float" office:value="0.00461059489994062" calcext:value-type="float">
            <text:p>0.004610594899940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8985" calcext:value-type="float">
            <text:p>578985</text:p>
          </table:table-cell>
          <table:table-cell office:value-type="float" office:value="405061" calcext:value-type="float">
            <text:p>405061</text:p>
          </table:table-cell>
          <table:table-cell office:value-type="float" office:value="33640" calcext:value-type="float">
            <text:p>33640</text:p>
          </table:table-cell>
          <table:table-cell office:value-type="float" office:value="76840" calcext:value-type="float">
            <text:p>76840</text:p>
          </table:table-cell>
          <table:table-cell table:formula="of:=[.B31]/[.$B$1]*0.00001" office:value-type="float" office:value="0.00222686538461538" calcext:value-type="float">
            <text:p>0.00222686538461538</text:p>
          </table:table-cell>
          <table:table-cell table:formula="of:=100*[.C31]/[.B31]" office:value-type="float" office:value="69.9605343834469" calcext:value-type="float">
            <text:p>69.9605343834469</text:p>
          </table:table-cell>
          <table:table-cell table:formula="of:=[.D31]/[.F31]*10^-9" office:value-type="float" office:value="0.0151064362634611" calcext:value-type="float">
            <text:p>0.015106436263461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3442" calcext:value-type="float">
            <text:p>753442</text:p>
          </table:table-cell>
          <table:table-cell office:value-type="float" office:value="188621" calcext:value-type="float">
            <text:p>188621</text:p>
          </table:table-cell>
          <table:table-cell office:value-type="float" office:value="111660" calcext:value-type="float">
            <text:p>111660</text:p>
          </table:table-cell>
          <table:table-cell office:value-type="float" office:value="172860" calcext:value-type="float">
            <text:p>172860</text:p>
          </table:table-cell>
          <table:table-cell table:formula="of:=[.B32]/[.$B$1]*0.00001" office:value-type="float" office:value="0.00289785384615385" calcext:value-type="float">
            <text:p>0.00289785384615385</text:p>
          </table:table-cell>
          <table:table-cell table:formula="of:=100*[.C32]/[.B32]" office:value-type="float" office:value="25.0345746586997" calcext:value-type="float">
            <text:p>25.0345746586997</text:p>
          </table:table-cell>
          <table:table-cell table:formula="of:=[.D32]/[.F32]*10^-9" office:value-type="float" office:value="0.0385319639733384" calcext:value-type="float">
            <text:p>0.038531963973338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28770" calcext:value-type="float">
            <text:p>1428770</text:p>
          </table:table-cell>
          <table:table-cell office:value-type="float" office:value="118588" calcext:value-type="float">
            <text:p>118588</text:p>
          </table:table-cell>
          <table:table-cell office:value-type="float" office:value="262480" calcext:value-type="float">
            <text:p>262480</text:p>
          </table:table-cell>
          <table:table-cell office:value-type="float" office:value="307280" calcext:value-type="float">
            <text:p>307280</text:p>
          </table:table-cell>
          <table:table-cell table:formula="of:=[.B33]/[.$B$1]*0.00001" office:value-type="float" office:value="0.00549526923076923" calcext:value-type="float">
            <text:p>0.00549526923076923</text:p>
          </table:table-cell>
          <table:table-cell table:formula="of:=100*[.C33]/[.B33]" office:value-type="float" office:value="8.30000629912442" calcext:value-type="float">
            <text:p>8.30000629912442</text:p>
          </table:table-cell>
          <table:table-cell table:formula="of:=[.D33]/[.F33]*10^-9" office:value-type="float" office:value="0.0477647207038222" calcext:value-type="float">
            <text:p>0.04776472070382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21843" calcext:value-type="float">
            <text:p>2421843</text:p>
          </table:table-cell>
          <table:table-cell office:value-type="float" office:value="66736" calcext:value-type="float">
            <text:p>66736</text:p>
          </table:table-cell>
          <table:table-cell office:value-type="float" office:value="510100" calcext:value-type="float">
            <text:p>510100</text:p>
          </table:table-cell>
          <table:table-cell office:value-type="float" office:value="480100" calcext:value-type="float">
            <text:p>480100</text:p>
          </table:table-cell>
          <table:table-cell table:formula="of:=[.B34]/[.$B$1]*0.00001" office:value-type="float" office:value="0.00931478076923077" calcext:value-type="float">
            <text:p>0.00931478076923077</text:p>
          </table:table-cell>
          <table:table-cell table:formula="of:=100*[.C34]/[.B34]" office:value-type="float" office:value="2.75558737705128" calcext:value-type="float">
            <text:p>2.75558737705128</text:p>
          </table:table-cell>
          <table:table-cell table:formula="of:=[.D34]/[.F34]*10^-9" office:value-type="float" office:value="0.0547624267964521" calcext:value-type="float">
            <text:p>0.054762426796452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08669" calcext:value-type="float">
            <text:p>3908669</text:p>
          </table:table-cell>
          <table:table-cell office:value-type="float" office:value="27987" calcext:value-type="float">
            <text:p>27987</text:p>
          </table:table-cell>
          <table:table-cell office:value-type="float" office:value="878520" calcext:value-type="float">
            <text:p>878520</text:p>
          </table:table-cell>
          <table:table-cell office:value-type="float" office:value="691320" calcext:value-type="float">
            <text:p>691320</text:p>
          </table:table-cell>
          <table:table-cell table:formula="of:=[.B35]/[.$B$1]*0.00001" office:value-type="float" office:value="0.0150333423076923" calcext:value-type="float">
            <text:p>0.0150333423076923</text:p>
          </table:table-cell>
          <table:table-cell table:formula="of:=100*[.C35]/[.B35]" office:value-type="float" office:value="0.716023792242321" calcext:value-type="float">
            <text:p>0.716023792242321</text:p>
          </table:table-cell>
          <table:table-cell table:formula="of:=[.D35]/[.F35]*10^-9" office:value-type="float" office:value="0.0584381025868397" calcext:value-type="float">
            <text:p>0.058438102586839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07113" calcext:value-type="float">
            <text:p>6007113</text:p>
          </table:table-cell>
          <table:table-cell office:value-type="float" office:value="77247" calcext:value-type="float">
            <text:p>77247</text:p>
          </table:table-cell>
          <table:table-cell office:value-type="float" office:value="1391740" calcext:value-type="float">
            <text:p>1391740</text:p>
          </table:table-cell>
          <table:table-cell office:value-type="float" office:value="940940" calcext:value-type="float">
            <text:p>940940</text:p>
          </table:table-cell>
          <table:table-cell table:formula="of:=[.B36]/[.$B$1]*0.00001" office:value-type="float" office:value="0.0231042807692308" calcext:value-type="float">
            <text:p>0.0231042807692308</text:p>
          </table:table-cell>
          <table:table-cell table:formula="of:=100*[.C36]/[.B36]" office:value-type="float" office:value="1.28592553527793" calcext:value-type="float">
            <text:p>1.28592553527793</text:p>
          </table:table-cell>
          <table:table-cell table:formula="of:=[.D36]/[.F36]*10^-9" office:value-type="float" office:value="0.0602373219881164" calcext:value-type="float">
            <text:p>0.060237321988116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14537" calcext:value-type="float">
            <text:p>8714537</text:p>
          </table:table-cell>
          <table:table-cell office:value-type="float" office:value="32886" calcext:value-type="float">
            <text:p>32886</text:p>
          </table:table-cell>
          <table:table-cell office:value-type="float" office:value="2073760" calcext:value-type="float">
            <text:p>2073760</text:p>
          </table:table-cell>
          <table:table-cell office:value-type="float" office:value="1228960" calcext:value-type="float">
            <text:p>1228960</text:p>
          </table:table-cell>
          <table:table-cell table:formula="of:=[.B37]/[.$B$1]*0.00001" office:value-type="float" office:value="0.03351745" calcext:value-type="float">
            <text:p>0.03351745</text:p>
          </table:table-cell>
          <table:table-cell table:formula="of:=100*[.C37]/[.B37]" office:value-type="float" office:value="0.377369446018762" calcext:value-type="float">
            <text:p>0.377369446018762</text:p>
          </table:table-cell>
          <table:table-cell table:formula="of:=[.D37]/[.F37]*10^-9" office:value-type="float" office:value="0.0618710552264567" calcext:value-type="float">
            <text:p>0.061871055226456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649028" calcext:value-type="float">
            <text:p>11649028</text:p>
          </table:table-cell>
          <table:table-cell office:value-type="float" office:value="223281" calcext:value-type="float">
            <text:p>223281</text:p>
          </table:table-cell>
          <table:table-cell office:value-type="float" office:value="2948580" calcext:value-type="float">
            <text:p>2948580</text:p>
          </table:table-cell>
          <table:table-cell office:value-type="float" office:value="1555380" calcext:value-type="float">
            <text:p>1555380</text:p>
          </table:table-cell>
          <table:table-cell table:formula="of:=[.B38]/[.$B$1]*0.00001" office:value-type="float" office:value="0.0448039538461538" calcext:value-type="float">
            <text:p>0.0448039538461538</text:p>
          </table:table-cell>
          <table:table-cell table:formula="of:=100*[.C38]/[.B38]" office:value-type="float" office:value="1.91673502716278" calcext:value-type="float">
            <text:p>1.91673502716278</text:p>
          </table:table-cell>
          <table:table-cell table:formula="of:=[.D38]/[.F38]*10^-9" office:value-type="float" office:value="0.0658107097004145" calcext:value-type="float">
            <text:p>0.06581070970041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897977" calcext:value-type="float">
            <text:p>15897977</text:p>
          </table:table-cell>
          <table:table-cell office:value-type="float" office:value="391924" calcext:value-type="float">
            <text:p>391924</text:p>
          </table:table-cell>
          <table:table-cell office:value-type="float" office:value="4040200" calcext:value-type="float">
            <text:p>4040200</text:p>
          </table:table-cell>
          <table:table-cell office:value-type="float" office:value="1920200" calcext:value-type="float">
            <text:p>1920200</text:p>
          </table:table-cell>
          <table:table-cell table:formula="of:=[.B39]/[.$B$1]*0.00001" office:value-type="float" office:value="0.0611460653846154" calcext:value-type="float">
            <text:p>0.0611460653846154</text:p>
          </table:table-cell>
          <table:table-cell table:formula="of:=100*[.C39]/[.B39]" office:value-type="float" office:value="2.46524447733193" calcext:value-type="float">
            <text:p>2.46524447733193</text:p>
          </table:table-cell>
          <table:table-cell table:formula="of:=[.D39]/[.F39]*10^-9" office:value-type="float" office:value="0.0660745703682928" calcext:value-type="float">
            <text:p>0.06607457036829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6T22:40:31.457138400</dc:date>
    <meta:editing-duration>PT22M59S</meta:editing-duration>
    <meta:editing-cycles>3</meta:editing-cycles>
    <meta:document-statistic meta:table-count="1" meta:cell-count="293" meta:object-count="0"/>
  </office:meta>
</office:document-meta>
</file>